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15%" fo:text-align="justify" style:justify-single-word="false"/>
    </style:style>
    <style:style style:name="P2" style:family="paragraph" style:parent-style-name="Text_20_body">
      <style:paragraph-properties fo:margin-top="0in" fo:margin-bottom="0.0835in" fo:line-height="115%" fo:text-align="justify" style:justify-single-word="false"/>
    </style:style>
    <style:style style:name="P3" style:family="paragraph" style:parent-style-name="Heading">
      <style:paragraph-properties fo:text-align="center" style:justify-single-word="false"/>
    </style:style>
    <style:style style:name="P4" style:family="paragraph" style:parent-style-name="Heading_20_1">
      <style:paragraph-properties fo:break-before="page"/>
    </style:style>
    <style:style style:name="P5" style:family="paragraph" style:parent-style-name="Text_20_body" style:list-style-name="L1">
      <style:paragraph-properties fo:line-height="115%" fo:text-align="justify" style:justify-single-word="false"/>
    </style:style>
    <style:style style:name="P6" style:family="paragraph" style:parent-style-name="Text_20_body" style:list-style-name="L2">
      <style:paragraph-properties fo:line-height="115%" fo:text-align="justify" style:justify-single-word="false"/>
    </style:style>
    <style:style style:name="P7" style:family="paragraph" style:parent-style-name="Text_20_body" style:list-style-name="L3">
      <style:paragraph-properties fo:line-height="115%" fo:text-align="justify" style:justify-single-word="false"/>
    </style:style>
    <style:style style:name="P8" style:family="paragraph" style:parent-style-name="Text_20_body" style:list-style-name="L4">
      <style:paragraph-properties fo:line-height="115%" fo:text-align="justify" style:justify-single-word="false"/>
    </style:style>
    <style:style style:name="P9" style:family="paragraph" style:parent-style-name="Text_20_body" style:list-style-name="L5">
      <style:paragraph-properties fo:line-height="115%" fo:text-align="justify" style:justify-single-word="false"/>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Projet 2 : Intelligence Artificielle</text:p>
      <text:p text:style-name="P3">Le jeu du taquin</text:p>
      <text:p text:style-name="P3">Jessica DA ROSA – Yannick HONORE</text:p>
      <text:p text:style-name="P3">19 mars 2019</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1">Table des matières</text:p>
          </text:index-title>
          <text:p text:style-name="P10">I.Introduction<text:tab/>3</text:p>
          <text:p text:style-name="P10">II.Projet : Jeu du Taquin<text:tab/>3</text:p>
          <text:p text:style-name="P12">II.1. Présentation<text:tab/>3</text:p>
          <text:p text:style-name="P12">II.2. Fonctionnalités<text:tab/>3</text:p>
          <text:p text:style-name="P12">II.3. Problèmes<text:tab/>4</text:p>
          <text:p text:style-name="P10">III.Conclusion<text:tab/>5</text:p>
        </text:index-body>
      </text:table-of-content>
      <text:p text:style-name="Standard"/>
      <text:h text:style-name="P4" text:outline-level="1">Introduction</text:h>
      <text:p text:style-name="Text_20_body"/>
      <text:p text:style-name="P1">Le taquin est un jeu solitaire en forme de damier crée dans les années 1870 aux Etats-Unis. À partir de 1891, le jeu devient de plus en plus populaire aux Etats-Unis comme en Europe. À l'origine, il est composé de 15 petits carreaux numérotés de 1 à 15 dans un cadre prévu pour 16 carreaux. Le but du jeu est de remettre les carreaux dans l'ordre à partir d'une configuration initiale. Ce principe est retrouvé dans plusieurs autres jeux comme le Rubik's Cube, qui est considéré aujourd'hui comme un descendant du taquin.</text:p>
      <text:h text:style-name="Heading_20_1" text:outline-level="1">Projet : Jeu du Taquin</text:h>
      <text:p text:style-name="Text_20_body"/>
      <text:p text:style-name="P1">Dans un premier temps, nous allons présenter brièvement en quoi consiste le projet, puis les fonctionnalités qu'il présente et enfin les problèmes qui ont été rencontrés lors de la réalisation de celui-ci ainsi que les solutions qui ont permis de les résoudre.</text:p>
      <text:h text:style-name="Heading_20_2" text:outline-level="2"><text:s/>Présentation</text:h>
      <text:p text:style-name="P2">Le jeu du taquin consiste à déplacer le trou dans les directions prédéfinies (nord, surd, ouest, est) à partir d'un état initial jusqu'à un état final en limitant le nombre de déplacements du trou. Pour réaliser cela, nous aurons besoin d'un algorithme écrit avec le langage de programmation Python, de l'algorithme A*, qui a été étudié en cours, et des heuristiques prédéfinies et de la distance de Manhattan servant à calculer les distances élémentaires d'un élément d'un état.</text:p>
      <text:h text:style-name="Heading_20_2" text:outline-level="2"><text:s/>Fonctionnalités</text:h>
      <text:p text:style-name="P1">L'algorithme se décompose en 2 programmes codés en « Python » :</text:p>
      <text:list xml:id="list4339133243360646990" text:style-name="L1">
        <text:list-item>
          <text:p text:style-name="P5">state.py</text:p>
        </text:list-item>
        <text:list-item>
          <text:p text:style-name="P5">search.py</text:p>
        </text:list-item>
      </text:list>
      <text:p text:style-name="P1">Le programme state.py permet de :</text:p>
      <text:list xml:id="list2296085104333063737" text:style-name="L2">
        <text:list-item>
          <text:p text:style-name="P6">Dans la classe State de :</text:p>
        </text:list-item>
      </text:list>
      <text:list xml:id="list131033323339549137" text:style-name="L3">
        <text:list-item>
          <text:p text:style-name="P7">Créer un taquin avec chaque case à leur place : __init__(self, size).</text:p>
        </text:list-item>
        <text:list-item>
          <text:p text:style-name="P7">Définir si un mouvement est possible : possible(self, move).</text:p>
        </text:list-item>
        <text:list-item>
          <text:p text:style-name="P7">Effectuer un mouvement avec le trou dans n'importe quelle direction (nord, sud, ouest, est) : mU(self), mD(self), mL(self), mR(self), mouve(self, toDo).</text:p>
        </text:list-item>
        <text:list-item>
          <text:p text:style-name="P7">Mélanger le taquin initialisé : shuffle(self, number) et utilisation de la bibliothèque random.</text:p>
        </text:list-item>
        <text:list-item>
          <text:p text:style-name="P7">Obtenir la distance de Haming d'un élément de l'état avec la méthode : distance(self, character).</text:p>
        </text:list-item>
        <text:list-item>
          <text:p text:style-name="P7">Savoir si un carreau est à la place qu'il doit occuper à l'état final : positions(self).</text:p>
        </text:list-item>
        <text:list-item>
          <text:p text:style-name="P7"><text:soft-page-break/>Connaître le nombre de pièces mal placées : nbPieces(self).</text:p>
        </text:list-item>
        <text:list-item>
          <text:p text:style-name="P7">Pouvoir anticiper quels déplacements je peux effectuer à partir de n'importe quel état : possibilities(self).</text:p>
        </text:list-item>
        <text:list-item>
          <text:p text:style-name="P7">Vérifier si deux taquins sont identiques : __eq__(self, value).</text:p>
        </text:list-item>
      </text:list>
      <text:p text:style-name="P1"/>
      <text:list xml:id="list4319317399345403174" text:style-name="L4">
        <text:list-item>
          <text:p text:style-name="P8">Dans la classe Node de :</text:p>
          <text:list>
            <text:list-item>
              <text:p text:style-name="P8">Définir un état père, un état fils, la fonction d'évaluation f = g + h :__init__(self, stateFather, stateSon, distance, movment).</text:p>
            </text:list-item>
            <text:list-item>
              <text:p text:style-name="P8">Anticiper les mouvements d'un état fils et calculer la fonction d'évaluation qui en résulte : expansePieces(self). Ici, on prend en compte que l'heuristique est basé sur le nombre de pièces mal placées.</text:p>
            </text:list-item>
            <text:list-item>
              <text:p text:style-name="P8">Anticiper les mouvements d'un état fils et calculer la fonction d'évaluation qui en résulte : expanseH(self, k). Pour cette méthode, on prend en compte qu'on expanse en utilisant la distance de manhattan comme heuristique.</text:p>
            </text:list-item>
            <text:list-item>
              <text:p text:style-name="P8">Réaliser le tableau des heuristiques fourni dans l'énoncé du projet : heuristique(self, k).</text:p>
            </text:list-item>
          </text:list>
        </text:list-item>
      </text:list>
      <text:p text:style-name="P1"/>
      <text:p text:style-name="P1">Le programme s1.py permet de :</text:p>
      <text:list xml:id="list2911252537291943258" text:style-name="L5">
        <text:list-item>
          <text:p text:style-name="P9">Déterminer si un élémént est présent dans une liste comme l'ensemble frontière ou bien l'ensemble exploré : exist(list, element).</text:p>
        </text:list-item>
        <text:list-item>
          <text:p text:style-name="P9">Trier l'ensemble frontière lorsque l'on veut y ajouter l'état d'un taquin : TrieInsert(list, element).</text:p>
        </text:list-item>
        <text:list-item>
          <text:p text:style-name="P9">Rechercher quel est le chemin optimal pour résoudre le taquin : search(start, h).</text:p>
        </text:list-item>
      </text:list>
      <text:h text:style-name="Heading_20_2" text:outline-level="2"><text:s/>Problèmes</text:h>
      <text:p text:style-name="P1">Durant la réalisation du projet, nous avons rencontré plusieurs difficultés concernant le mélange aléatoire du taquin, le calcul de et l'affichage du chemin et des taquins de ce chemin.</text:p>
      <text:p text:style-name="P1">Au début, nous avions pour idée de créer des tableaux à double-dimentions avec des boucles for pour représenter des taquins. Par ailleurs, il était plus simple d'utiliser la bibliothèque numpy pour créer et manipuler les taquins.</text:p>
      <text:p text:style-name="P1">Dans un premier temps, nous avons remarqué que la création d'un taquin directement mélangé aléatoirement était assez complexe à réaliser car nous arrivions sur des résultats présentant des erreurs. Nous avons alors décidé de créer le taquin rempli dans l'ordre croissant pour ensuite pouvoir le mélanger en faisant des mouvements choisit aléatoirement par l'algorithme.</text:p>
      <text:p text:style-name="P1">De plus, nous avons mis un temps conséquent à comprendre comment utiliser le tableau des heuristiques fourni dans l'énoncé. Une fois la notion comprise, nous avons décidé de créer un tableau pour y inscrire les coefficients de normalisation afin de pouvoir utiliser un modulo 2 pour nous simplifer l'utilisation de ces coefficients lors du calcul de la formule de h.</text:p>
      <text:p text:style-name="P1">Concernant le tableau des heuristiques, il était utilisable pour les taquins 3x3, contenant 8 numéros. <text:soft-page-break/>Néanmoins, pour les taquins contenant plus de 8 numéros, comme les taquins 4x4 par exemple, nous avons décidé de définir que Hk serait égal à H6 (distance de manhattan) pour obtenir un résultat satisfaisant.</text:p>
      <text:p text:style-name="P1">L'affichage du chemin optimal fut un problème assez long mais simple à résoudre. Le premier mouvement ne s'affichait pas car notre boucle while nous permet de remonter de l'état final vers l'état initil en affichant le taquin et la direction utilisée en prenant en compte que pour que l'affichage fonctionne il fallait que l'état actuel ait un état père. Or, l'état initial ne possède pas de père. Il nous a donc falluop rajouté un affichage pour cette exception de la boucle.</text:p>
      <text:h text:style-name="Heading_20_1" text:outline-level="1">Conclus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annick Honoré</meta:initial-creator>
    <meta:creation-date>2019-03-17T23:09:18.30</meta:creation-date>
    <dc:date>2019-03-18T03:02:22.56</dc:date>
    <dc:creator>Yannick Honoré</dc:creator>
    <meta:editing-duration>PT3H48M20S</meta:editing-duration>
    <meta:editing-cycles>34</meta:editing-cycles>
    <meta:generator>OpenOffice/4.1.5$Win32 OpenOffice.org_project/415m1$Build-9789</meta:generator>
    <meta:document-statistic meta:table-count="0" meta:image-count="0" meta:object-count="0" meta:page-count="5" meta:paragraph-count="49" meta:word-count="899" meta:character-count="5495"/>
  </office:meta>
</office:document-meta>
</file>